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Courier New" fo:font-size="14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ARDUINO CODE PSEUDOCODE V.1<text:tab/><text:tab/><text:tab/><text:tab/>08/09/19</text:span></text:p>
      <text:p text:style-name="P1"><text:span text:style-name="T2">// To get main axes motors working first:</text:span><text:s/></text:p>
      <text:p text:style-name="P1"/>
      <text:p text:style-name="P1"/>
      <text:p text:style-name="P1">int picCode[r][c] = { picCode array }</text:p>
      <text:p text:style-name="P1"/>
      <text:p text:style-name="P1">void setup(){</text:p>
      <text:p text:style-name="P1"><text:tab/>set output pins here</text:p>
      <text:p text:style-name="P1">}</text:p>
      <text:p text:style-name="P1"/>
      <text:p text:style-name="P1">void loop(){</text:p>
      <text:p text:style-name="P1"><text:tab/>for (int i = 0; i&lt;r; i++){</text:p>
      <text:p text:style-name="P1"><text:tab/><text:tab/>j = 0</text:p>
      <text:p text:style-name="P1"><text:tab/><text:tab/>for (int j = 0; j&lt;c; j++){</text:p>
      <text:p text:style-name="P1"><text:tab/><text:tab/><text:tab/>analogWrite(pinY, speed of motor) // control y-axis</text:p>
      <text:p text:style-name="P1"><text:tab/><text:tab/><text:tab/>delay(for time period to allow motor to move 1cm)</text:p>
      <text:p text:style-name="P1"><text:tab/><text:tab/><text:tab/>analogWrite(pinY,0)</text:p>
      <text:p text:style-name="P1"><text:tab/><text:tab/>}</text:p>
      <text:p text:style-name="P1"><text:tab/><text:tab/>analogWrite(pinY, -speed) //reposition y-axis</text:p>
      <text:p text:style-name="P1"><text:tab/><text:tab/>delay(c*time for one second)</text:p>
      <text:p text:style-name="P1"><text:tab/><text:tab/>analogWrite(pinY,0)</text:p>
      <text:p text:style-name="P1"><text:tab/><text:tab/><text:tab/></text:p>
      <text:p text:style-name="P1"><text:tab/><text:tab/>analogWrite(pinX, speed of motor) // control x-axis</text:p>
      <text:p text:style-name="P1"><text:tab/><text:tab/>delay(for time period to allow motor to move 1cm)</text:p>
      <text:p text:style-name="P1"><text:tab/><text:tab/>analogWrite(pinX,0)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